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どり着いた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連れて来られた隠れ家、ここで
間違いないで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！　突撃の準備は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って、アクションゲーでひたすら突進技を
連発するタイプ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がどうなっているか分からない。　正面から
いきなり突入するのはまず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も捕まって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にせず攻め込んじゃえばいいんじゃないの
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、魔力を増幅させた青カラッ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質もいる中で、まともにぶつかり合うのは
得策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アジトのように、どこか侵入できる
経路があればいいの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でまた罠に掛かるのはイヤよ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に何か落ち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紙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字はルミィさんの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小さなビンも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の小窓から外に投げ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紙は何て書いてあ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内部では、白カラットが配置した警備担当の
　盗賊が複数で見回りをしてい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入口は正面の扉しかないので、普通の
　手段では見つからずに侵入することは
　不可能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わ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続きがあ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ただし、入口付近の見回りが交代のため、
　数分間だけいなくなるタイミングが正午と15時
　の2回あり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その隙に、“透過剤”を使用して内部に侵入
　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・・・この小瓶の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透過剤は、飲むと姿を消すことができる
　呪薬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しかし、効果が発揮されるのは適性を持った
　人のみ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適性を確認するためには、透過剤を少量
　腕にたらして、青い煙が出るかどうかチェック
　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青い煙が出れば、透過剤が有効に働く証拠
　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を消せるなんて、す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の薬が効く人間が透明化し、正午の
瞬間に内部に侵入して15時のタイミングで
ルミィを救出すればいい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明人間になれるのカー！　おもしろそうだ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さっそく試し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い煙・・・出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・・・
（透明化、してみたか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ました・・・青い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ほんとだ！　ひめちゃん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に、出た者はいる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・・・ヒメだけみたい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ひめが今回の救出役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う・・・わ、私にできるのでしょう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の適性者は桐生だ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としては、お前に頼むし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で、できるだけ・・・がんばりま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透過剤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量だと、一回分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・・・飲み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たーーー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わ、あ、ぁ、き、き、消えてる・・・！　ふえ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際に消える瞬間を見ると、驚く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服は消えな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服がしゃべってるみたいでおもしろ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なら、見つからずに侵入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は、音を立てないように注意しなきゃ
ならないの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服を全部脱いで行かないと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それは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～ん、ルミィさんの安全のためだ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文字通り、一肌脱いじゃお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進めづらい話になってき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明だから大丈夫だよー！　ほらほらほら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あたしが脱がせ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じじじ、じじ自分でやりますううぅ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/////////</text:p>
          </table:table-cell>
          <table:table-cell table:style-name="ce0" office:value-type="string">
            <text:p>Outdoor pee - L7 Hime</text:p>
          </table:table-cell>
          <table:table-cell table:style-name="ce0"/>
          <table:table-cell table:style-name="ce0" office:value-type="string">
            <text:p>... /////////</text:p>
          </table:table-cell>
          <table:table-cell table:number-columns-repeated="1020"/>
        </table:table-row>
        <table:table-row>
          <table:table-cell table:style-name="ce0" office:value-type="string">
            <text:p>もう、ひめがどこにいるのかぜんぜん
分かんな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顔してるのかは、想像つくけどね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、本当にこの格好で行かないと・・・
だめですか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着て行ったら、意味が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恥ずかしいとは思うけど、ルミィさんを助ける
までの我慢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覚悟を決めま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なお、レグマはこの場から強制ログアウト
　させら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はむこ。　手紙の裏にもまだ続きが
書いてあるみた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Eh?</text:p>
          </table:table-cell>
          <table:table-cell table:number-columns-repeated="1020"/>
        </table:table-row>
        <table:table-row>
          <table:table-cell table:style-name="ce0" office:value-type="string">
            <text:p>・・・あ、ほんと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なお、透過剤の効果は、尿として排泄するまで
　続き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しかし、透過剤には非常に強い利尿作用が
　ありますので、使用するタイミングには
　注意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・・・すごく重要なポイントなん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午まで、あと30分あるわ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、つま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お手洗いに行かずに、30分後に
侵入しなければならないってことです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オシッコ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平気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く強い利尿作用があるんです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大丈夫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んじゃったものはしょう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正午までこのまま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12時にな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さん、どうですか？　行けそう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大丈夫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正直、かなりお手洗い行きたい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まで来たら、もう作戦通りやらなきゃ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配だけど、わたし達はここで待って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なくなったり、何か問題があったらすぐに
逃げて来る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12時にな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・・・い、行ってきます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ファイ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地だよ！　行く必要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